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00000000E00000007C5E6B97912611C64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6.207cm" style:rel-column-width="55898*"/>
    </style:style>
    <style:style style:name="Tableau1.B" style:family="table-column">
      <style:table-column-properties style:column-width="2.794cm" style:rel-column-width="9637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text-properties officeooo:rsid="00c5642d" officeooo:paragraph-rsid="00c5642d"/>
    </style:style>
    <style:style style:name="P10" style:family="paragraph" style:parent-style-name="Table_20_Contents">
      <style:paragraph-properties fo:text-align="center" style:justify-single-word="false"/>
      <style:text-properties officeooo:rsid="00cbeab6" officeooo:paragraph-rsid="00cbeab6"/>
    </style:style>
    <style:style style:name="P11" style:family="paragraph" style:parent-style-name="Table_20_Contents">
      <style:paragraph-properties fo:text-align="center" style:justify-single-word="false"/>
      <style:text-properties officeooo:rsid="00cbeab6" officeooo:paragraph-rsid="00df22fb"/>
    </style:style>
    <style:style style:name="P12" style:family="paragraph" style:parent-style-name="Table_20_Contents">
      <style:text-properties officeooo:rsid="00cbeab6" officeooo:paragraph-rsid="00c6ee79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text-properties officeooo:rsid="00ea2118" officeooo:paragraph-rsid="00ea2118"/>
    </style:style>
    <style:style style:name="P15" style:family="paragraph" style:parent-style-name="Table_20_Contents">
      <style:text-properties officeooo:rsid="00ebc3eb" officeooo:paragraph-rsid="00ebc3eb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Text_20_body" style:master-page-name="Standard">
      <style:paragraph-properties fo:text-align="center" style:justify-single-word="false" style:page-number="auto"/>
      <style:text-properties fo:color="#4d8eef" style:font-name="Arial Black" fo:font-size="13pt" officeooo:rsid="00c4afb4" officeooo:paragraph-rsid="00c4afb4" style:font-size-asian="13pt" style:font-size-complex="13pt"/>
    </style:style>
    <style:style style:name="P18" style:family="paragraph" style:parent-style-name="Table_20_Contents">
      <style:text-properties officeooo:rsid="00ef8239" officeooo:paragraph-rsid="00ef8239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officeooo:rsid="00ea211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Migration Odoo <text:span text:style-name="T3">Nouvelle trajectoire</text:span> 8 vers 14</text:p>
      <text:h text:style-name="Heading_20_1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8">Fait le</text:p>
            </table:table-cell>
          </table:table-row>
        </table:table-header-rows>
        <table:table-row>
          <table:table-cell table:style-name="Tableau1.A2" office:value-type="string">
            <text:p text:style-name="P9">calendar_event <text:span text:style-name="T3">=&gt; Grosses évolution dans la table =&gt; Migration complexe à prévoir</text:span></text:p>
          </table:table-cell>
          <table:table-cell table:style-name="Tableau1.B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2">crm_phonecall <text:span text:style-name="T3">=&gt; Cette table n’existe plus =&gt; Migrer dans mail_activity</text:span>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4">Migration des groupes</text:p>
          </table:table-cell>
          <table:table-cell table:style-name="Tableau1.B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4">Migration des mots de passe</text:p>
          </table:table-cell>
          <table:table-cell table:style-name="Tableau1.B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4">Automatiser migration des pièces jointes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5">res_partner à vérifier =&gt; Partie compta (ir_properties)</text:p>
          </table:table-cell>
          <table:table-cell table:style-name="Tableau1.B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8">Bug connexion avec olivier.nouvelletrajectoire@gmail.com</text:p>
            <text:p text:style-name="Code">2020-12-27 15:06:07,272 6276 WARNING nouvelle-trajectoire14_migre odoo.http: Access to unauthorized or invalid companies. </text:p>
          </table:table-cell>
          <table:table-cell table:style-name="Tableau1.B2" office:value-type="string">
            <text:p text:style-name="P11"/>
          </table:table-cell>
        </table:table-row>
      </table:table>
      <text:p text:style-name="Text_20_body"/>
      <text:h text:style-name="P16" text:outline-level="1">Migration des groupes</text:h>
      <text:p text:style-name="Code">nouvelle-trajectoire8=# select ir.name,g.name,count(*) from res_groups_users_rel r inner join res_groups g on r.gid=g.id inner join res_users u on r.uid=u.id left outer join ir_module_category ir on g.category_id=ir.id <text:s/>group by ir.name,g.name <text:s/>order by ir.name,g.name;</text:p>
      <text:p text:style-name="Code"><text:s text:c="9"/>name <text:s text:c="8"/>| <text:s text:c="18"/>name <text:s text:c="18"/>| count </text:p>
      <text:p text:style-name="Code">----------------------+------------------------------------------+-------</text:p>
      <text:p text:style-name="Code"><text:s/>Accounting &amp; Finance | Accountant <text:s text:c="30"/>| <text:s text:c="4"/>5</text:p>
      <text:p text:style-name="Code"><text:s/>Accounting &amp; Finance | Financial Manager <text:s text:c="23"/>| <text:s text:c="4"/>5</text:p>
      <text:p text:style-name="Code"><text:s/>Accounting &amp; Finance | Invoicing &amp; Payments <text:s text:c="20"/>| <text:s text:c="4"/>5</text:p>
      <text:p text:style-name="Code"><text:s/>Administration <text:s text:c="6"/>| Access Rights <text:s text:c="27"/>| <text:s text:c="4"/>1</text:p>
      <text:p text:style-name="Code"><text:s/>Administration <text:s text:c="6"/>| Settings <text:s text:c="32"/>| <text:s text:c="4"/>1</text:p>
      <text:p text:style-name="Code"><text:s/>Human Resources <text:s text:c="5"/>| Employee <text:s text:c="32"/>| <text:s text:c="3"/>17</text:p>
      <text:p text:style-name="Code"><text:s/>Human Resources <text:s text:c="5"/>| Manager <text:s text:c="33"/>| <text:s text:c="4"/>4</text:p>
      <text:p text:style-name="Code"><text:s/>Human Resources <text:s text:c="5"/>| Officer <text:s text:c="33"/>| <text:s text:c="4"/>4</text:p>
      <text:p text:style-name="Code"><text:s/>Knowledge <text:s text:c="11"/>| User <text:s text:c="36"/>| <text:s text:c="4"/>5</text:p>
      <text:p text:style-name="Code"><text:s/>Project <text:s text:c="13"/>| Manager <text:s text:c="33"/>| <text:s text:c="4"/>5</text:p>
      <text:p text:style-name="Code"><text:s/>Project <text:s text:c="13"/>| User <text:s text:c="36"/>| <text:s text:c="4"/>5</text:p>
      <text:p text:style-name="Code"><text:s/>Purchases <text:s text:c="11"/>| Manager <text:s text:c="33"/>| <text:s text:c="4"/>5</text:p>
      <text:p text:style-name="Code"><text:s/>Purchases <text:s text:c="11"/>| User <text:s text:c="36"/>| <text:s text:c="4"/>5</text:p>
      <text:p text:style-name="Code"><text:s/>Sales <text:s text:c="15"/>| Manager <text:s text:c="33"/>| <text:s text:c="4"/>6</text:p>
      <text:p text:style-name="Code"><text:s/>Sales <text:s text:c="15"/>| See all Leads <text:s text:c="27"/>| <text:s text:c="4"/>6</text:p>
      <text:p text:style-name="Code"><text:s/>Sales <text:s text:c="15"/>| See Own Leads <text:s text:c="27"/>| <text:s text:c="4"/>6</text:p>
      <text:p text:style-name="Code"><text:s/>Sharing <text:s text:c="13"/>| User <text:s text:c="36"/>| <text:s text:c="4"/>3</text:p>
      <text:p text:style-name="Code"><text:s/>Technical Settings <text:s text:c="2"/>| Do Not Use Sales Teams <text:s text:c="18"/>| <text:s text:c="3"/>17</text:p>
      <text:p text:style-name="Code"><text:s/>Technical Settings <text:s text:c="2"/>| Manage Multiple Locations and Warehouses | <text:s text:c="4"/>5</text:p>
      <text:p text:style-name="Code"><text:s/>Usability <text:s text:c="11"/>| Technical Features <text:s text:c="22"/>| <text:s text:c="4"/>1</text:p>
      <text:p text:style-name="Code"><text:s/>Warehouse <text:s text:c="11"/>| Manager <text:s text:c="33"/>| <text:s text:c="4"/>5</text:p>
      <text:p text:style-name="Code"><text:s/>Warehouse <text:s text:c="11"/>| User <text:s text:c="36"/>| <text:s text:c="4"/>5</text:p>
      <text:p text:style-name="Code"><text:s text:c="22"/>| Contact Creation <text:s text:c="24"/>| <text:s text:c="3"/>17</text:p>
      <text:p text:style-name="Code"><text:s text:c="22"/>| Portal <text:s text:c="34"/>| <text:s text:c="4"/>1</text:p>
      <text:p text:style-name="Code"><text:s text:c="22"/>| Public <text:s text:c="34"/>| <text:s text:c="4"/>1</text:p>
      <text:p text:style-name="Code">(25 lignes)</text:p>
      <text:p text:style-name="Code"/>
      <text:p text:style-name="Code">nouvelle-trajectoire14_migre=# select ir.name,g.name,count(*) from res_groups_users_rel r inner join res_groups g on r.gid=g.id inner join res_users u on r.uid=u.id left outer join ir_module_category ir on g.category_id=ir.id <text:s/>group by ir.name,g.name <text:s/>order by ir.name,g.name;</text:p>
      <text:p text:style-name="Code"><text:s text:c="6"/>name <text:s text:c="5"/>| <text:s text:c="24"/>name <text:s text:c="24"/>| count </text:p>
      <text:p text:style-name="Code">----------------+------------------------------------------------------+-------</text:p>
      <text:p text:style-name="Code"><text:s/>Administration | Access Rights <text:s text:c="39"/>| <text:s text:c="4"/>2</text:p>
      <text:p text:style-name="Code"><text:s/>Administration | Settings <text:s text:c="44"/>| <text:s text:c="4"/>2</text:p>
      <text:p text:style-name="Code"><text:s/>Attendances <text:s text:c="3"/>| Administrator <text:s text:c="39"/>| <text:s text:c="4"/>3</text:p>
      <text:p text:style-name="Code"><text:s/>Attendances <text:s text:c="3"/>| Manual Attendance <text:s text:c="35"/>| <text:s text:c="4"/>3</text:p>
      <text:p text:style-name="Code"><text:s/>Attendances <text:s text:c="3"/>| Officer <text:s text:c="45"/>| <text:s text:c="4"/>3</text:p>
      <text:p text:style-name="Code"><text:s/>Employees <text:s text:c="5"/>| Administrator <text:s text:c="39"/>| <text:s text:c="4"/>3</text:p>
      <text:p text:style-name="Code"><text:s/>Employees <text:s text:c="5"/>| Kiosk Attendance <text:s text:c="36"/>| <text:s text:c="4"/>3</text:p>
      <text:p text:style-name="Code"><text:s/>Employees <text:s text:c="5"/>| Officer <text:s text:c="45"/>| <text:s text:c="4"/>3</text:p>
      <text:p text:style-name="Code"><text:s/>Extra Rights <text:s text:c="2"/>| Contact Creation <text:s text:c="36"/>| <text:s text:c="4"/>3</text:p>
      <text:p text:style-name="Code"><text:s/>Extra Rights <text:s text:c="2"/>| Technical Features <text:s text:c="34"/>| <text:s text:c="4"/>3</text:p>
      <text:p text:style-name="Code"><text:s/>Inventory <text:s text:c="5"/>| Administrator <text:s text:c="39"/>| <text:s text:c="4"/>3</text:p>
      <text:p text:style-name="Code"><text:s/>Inventory <text:s text:c="5"/>| User <text:s text:c="48"/>| <text:s text:c="4"/>3</text:p>
      <text:p text:style-name="Code"><text:s/>Invoicing <text:s text:c="5"/>| Billing <text:s text:c="45"/>| <text:s text:c="4"/>3</text:p>
      <text:p text:style-name="Code"><text:s/>Invoicing <text:s text:c="5"/>| Billing Administrator <text:s text:c="31"/>| <text:s text:c="4"/>3</text:p>
      <text:p text:style-name="Code"><text:s/>Project <text:s text:c="7"/>| Administrator <text:s text:c="39"/>| <text:s text:c="4"/>3</text:p>
      <text:p text:style-name="Code"><text:s/>Project <text:s text:c="7"/>| User <text:s text:c="48"/>| <text:s text:c="4"/>3</text:p>
      <text:p text:style-name="Code"><text:s/>Purchase <text:s text:c="6"/>| Administrator <text:s text:c="39"/>| <text:s text:c="4"/>3</text:p>
      <text:p text:style-name="Code"><text:s/>Purchase <text:s text:c="6"/>| User <text:s text:c="48"/>| <text:s text:c="4"/>3</text:p>
      <text:p text:style-name="Code"><text:s/>Sales <text:s text:c="9"/>| Administrator <text:s text:c="39"/>| <text:s text:c="4"/>3</text:p>
      <text:p text:style-name="Code"><text:s/>Sales <text:s text:c="9"/>| User: All Documents <text:s text:c="33"/>| <text:s text:c="4"/>3</text:p>
      <text:p text:style-name="Code"><text:s/>Sales <text:s text:c="9"/>| User: Own Documents Only <text:s text:c="28"/>| <text:s text:c="4"/>3</text:p>
      <text:p text:style-name="Code"><text:s/>Technical <text:s text:c="5"/>| Access to Private Addresses <text:s text:c="25"/>| <text:s text:c="4"/>3</text:p>
      <text:p text:style-name="Code"><text:s/>Technical <text:s text:c="5"/>| Access to export feature <text:s text:c="28"/>| <text:s text:c="4"/>3</text:p>
      <text:p text:style-name="Code"><text:s/>Technical <text:s text:c="5"/>| Send an automatic reminder email to confirm delivery | <text:s text:c="4"/>3</text:p>
      <text:p text:style-name="Code"><text:s/>Technical <text:s text:c="5"/>| Tax display B2B <text:s text:c="37"/>| <text:s text:c="4"/>5</text:p>
      <text:p text:style-name="Code"><text:s/>Timesheets <text:s text:c="4"/>| Administrator <text:s text:c="39"/>| <text:s text:c="4"/>3</text:p>
      <text:p text:style-name="Code"><text:s/>Timesheets <text:s text:c="4"/>| Approver <text:s text:c="44"/>| <text:s text:c="4"/>3</text:p>
      <text:p text:style-name="Code"><text:s/>Timesheets <text:s text:c="4"/>| See own timesheets <text:s text:c="34"/>| <text:s text:c="4"/>3</text:p>
      <text:p text:style-name="Code"><text:s/>User types <text:s text:c="4"/>| Internal User <text:s text:c="39"/>| <text:s text:c="4"/>3</text:p>
      <text:p text:style-name="Code"><text:s/>User types <text:s text:c="4"/>| Portal <text:s text:c="46"/>| <text:s text:c="4"/>1</text:p>
      <text:p text:style-name="Code"><text:s/>User types <text:s text:c="4"/>| Public <text:s text:c="46"/>| <text:s text:c="4"/>1</text:p>
      <text:p text:style-name="Code">(31 lignes)</text:p>
      <text:p text:style-name="Cod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cm" fo:margin-right="0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16.933cm" style:rel-column-width="58404*"/>
    </style:style>
    <style:style style:name="Tableau4.B" style:family="table-column">
      <style:table-column-properties style:column-width="2.067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2</text:page-number>/<text:page-count>2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2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nouvelle-trajectoire-8-vers-14.odt</text:file-name></text:p>
              </table:table-cell>
              <table:table-cell table:style-name="Tableau9.A1" office:value-type="string">
                <text:p text:style-name="MP7">Imprimé le <text:date style:data-style-name="N10037" text:date-value="2020-12-27T16:26:15.293446239">27/12/20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0-12-27T16:26:15.229996433</dc:date>
    <meta:print-date>2020-11-18T14:59:22.507399557</meta:print-date>
    <meta:editing-cycles>898</meta:editing-cycles>
    <meta:editing-duration>P6DT11H13M15S</meta:editing-duration>
    <meta:document-statistic meta:table-count="4" meta:image-count="0" meta:object-count="0" meta:page-count="2" meta:paragraph-count="85" meta:word-count="542" meta:character-count="6007" meta:non-whitespace-character-count="2873"/>
    <meta:user-defined meta:name="Info 1"/>
    <meta:user-defined meta:name="Info 2"/>
    <meta:user-defined meta:name="Info 3"/>
    <meta:user-defined meta:name="Info 4"/>
  </office:meta>
</office:document-meta>
</file>